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Gras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509cm" style:rel-column-width="21235*"/>
    </style:style>
    <style:style style:name="Tableau1.B" style:family="table-column">
      <style:table-column-properties style:column-width="11.492cm" style:rel-column-width="44300*"/>
    </style:style>
    <style:style style:name="Tableau1.A1" style:family="table-cell">
      <style:table-cell-properties fo:padding="0.097cm" fo:border="none"/>
    </style:style>
    <style:style style:name="Tableau3" style:family="table">
      <style:table-properties style:width="16.995cm" table:align="left"/>
    </style:style>
    <style:style style:name="Tableau3.A" style:family="table-column">
      <style:table-column-properties style:column-width="5.108cm"/>
    </style:style>
    <style:style style:name="Tableau3.B" style:family="table-column">
      <style:table-column-properties style:column-width="3.582cm"/>
    </style:style>
    <style:style style:name="Tableau3.C" style:family="table-column">
      <style:table-column-properties style:column-width="8.304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2" style:family="table">
      <style:table-properties style:width="16.995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au2.A" style:family="table-column">
      <style:table-column-properties style:column-width="5.394cm"/>
    </style:style>
    <style:style style:name="Tableau2.B" style:family="table-column">
      <style:table-column-properties style:column-width="6.715cm"/>
    </style:style>
    <style:style style:name="Tableau2.C" style:family="table-column">
      <style:table-column-properties style:column-width="4.886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3" style:family="table-row">
      <style:table-row-properties style:min-row-height="2.709cm" fo:background-color="transparent" fo:keep-together="auto">
        <style:background-image/>
      </style:table-row-properties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au4" style:family="table">
      <style:table-properties style:width="16.995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au4.A" style:family="table-column">
      <style:table-column-properties style:column-width="0.693cm"/>
    </style:style>
    <style:style style:name="Tableau4.B" style:family="table-column">
      <style:table-column-properties style:column-width="2.298cm"/>
    </style:style>
    <style:style style:name="Tableau4.C" style:family="table-column">
      <style:table-column-properties style:column-width="1.406cm"/>
    </style:style>
    <style:style style:name="Tableau4.D" style:family="table-column">
      <style:table-column-properties style:column-width="2.496cm"/>
    </style:style>
    <style:style style:name="Tableau4.E" style:family="table-column">
      <style:table-column-properties style:column-width="1.803cm"/>
    </style:style>
    <style:style style:name="Tableau4.F" style:family="table-column">
      <style:table-column-properties style:column-width="2.2cm"/>
    </style:style>
    <style:style style:name="Tableau4.G" style:family="table-column">
      <style:table-column-properties style:column-width="2.596cm"/>
    </style:style>
    <style:style style:name="Tableau4.H" style:family="table-column">
      <style:table-column-properties style:column-width="3.503cm"/>
    </style:style>
    <style:style style:name="Tableau4.1" style:family="table-row">
      <style:table-row-properties fo:background-color="transparent" fo:keep-together="auto">
        <style:background-image/>
      </style:table-row-properties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4.H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none" fo:border-top="none" fo:border-bottom="0.05pt solid #000000"/>
    </style:style>
    <style:style style:name="Tableau4.E3" style:family="table-cell">
      <style:table-cell-properties fo:padding="0.097cm" fo:border-left="0.05pt solid #000000" fo:border-right="none" fo:border-top="none" fo:border-bottom="0.05pt solid #000000"/>
    </style:style>
    <style:style style:name="Tableau4.F3" style:family="table-cell">
      <style:table-cell-properties fo:padding="0.097cm" fo:border-left="0.05pt solid #000000" fo:border-right="none" fo:border-top="none" fo:border-bottom="0.05pt solid #000000"/>
    </style:style>
    <style:style style:name="Tableau4.G3" style:family="table-cell">
      <style:table-cell-properties fo:padding="0.097cm" fo:border-left="0.05pt solid #000000" fo:border-right="none" fo:border-top="none" fo:border-bottom="0.05pt solid #000000"/>
    </style:style>
    <style:style style:name="Tableau4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6.995cm" table:align="left"/>
    </style:style>
    <style:style style:name="Tableau5.A" style:family="table-column">
      <style:table-column-properties style:column-width="0.693cm"/>
    </style:style>
    <style:style style:name="Tableau5.B" style:family="table-column">
      <style:table-column-properties style:column-width="4.801cm"/>
    </style:style>
    <style:style style:name="Tableau5.C" style:family="table-column">
      <style:table-column-properties style:column-width="2.607cm"/>
    </style:style>
    <style:style style:name="Tableau5.D" style:family="table-column">
      <style:table-column-properties style:column-width="0.099cm"/>
    </style:style>
    <style:style style:name="Tableau5.E" style:family="table-column">
      <style:table-column-properties style:column-width="2.692cm"/>
    </style:style>
    <style:style style:name="Tableau5.F" style:family="table-column">
      <style:table-column-properties style:column-width="3.295cm"/>
    </style:style>
    <style:style style:name="Tableau5.G" style:family="table-column">
      <style:table-column-properties style:column-width="2.808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fo:padding="0.097cm" fo:border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6.995cm" table:align="left"/>
    </style:style>
    <style:style style:name="Tableau6.A" style:family="table-column">
      <style:table-column-properties style:column-width="4.295cm"/>
    </style:style>
    <style:style style:name="Tableau6.B" style:family="table-column">
      <style:table-column-properties style:column-width="5.697cm"/>
    </style:style>
    <style:style style:name="Tableau6.C" style:family="table-column">
      <style:table-column-properties style:column-width="7.003cm"/>
    </style:style>
    <style:style style:name="Tableau6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C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6.A2" style:family="table-cell">
      <style:table-cell-properties fo:padding="0.097cm" fo:border="0.05pt solid #000000"/>
    </style:style>
    <style:style style:name="Tableau6.A3" style:family="table-cell">
      <style:table-cell-properties fo:padding="0.097cm" fo:border-left="0.05pt solid #000000" fo:border-right="none" fo:border-top="none" fo:border-bottom="0.05pt solid #000000"/>
    </style:style>
    <style:style style:name="Tableau6.B3" style:family="table-cell">
      <style:table-cell-properties fo:padding="0.097cm" fo:border-left="0.05pt solid #000000" fo:border-right="none" fo:border-top="none" fo:border-bottom="0.05pt solid #000000"/>
    </style:style>
    <style:style style:name="Tableau6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.013cm" fo:margin-left="0cm" table:align="left"/>
    </style:style>
    <style:style style:name="Tableau7.A" style:family="table-column">
      <style:table-column-properties style:column-width="5.821cm"/>
    </style:style>
    <style:style style:name="Tableau7.B" style:family="table-column">
      <style:table-column-properties style:column-width="11.192cm"/>
    </style:style>
    <style:style style:name="Tableau7.A1" style:family="table-cell">
      <style:table-cell-properties fo:background-color="#ffffff" fo:padding="0.097cm" fo:border="0.05pt solid #000000">
        <style:background-image/>
      </style:table-cell-properties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7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Table_20_Contents">
      <style:paragraph-properties fo:text-align="start" style:justify-single-word="false"/>
      <style:text-properties style:font-name="Liberation Serif" fo:font-size="11pt" fo:font-weight="bold" officeooo:rsid="00143fc9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Liberation Serif" fo:font-size="11pt" fo:font-weight="bold" officeooo:rsid="00143fc9" officeooo:paragraph-rsid="00143fc9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11pt" fo:font-weight="bold" officeooo:paragraph-rsid="00143fc9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rsid="0054cbad" officeooo:paragraph-rsid="005cb578" fo:background-color="transparent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11pt" style:text-underline-style="none" fo:font-weight="normal" officeooo:rsid="012bd691" officeooo:paragraph-rsid="005cb578" fo:background-color="transparent" style:font-size-asian="11pt" style:font-weight-asian="normal" style:font-size-complex="11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 fo:font-size="11pt" style:text-underline-style="none" fo:font-weight="bold" officeooo:rsid="00ba6784" officeooo:paragraph-rsid="005cb578" fo:background-color="transparent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color="#000000" style:font-name="Liberation Serif" fo:font-size="11pt" fo:language="zxx" fo:country="none" fo:font-style="normal" style:text-underline-style="none" fo:font-weight="normal" officeooo:rsid="001107d7" officeooo:paragraph-rsid="00230dbc" fo:background-color="transparent" style:font-size-asian="11pt" style:language-asian="zxx" style:country-asian="none" style:font-style-asian="normal" style:font-weight-asian="normal" style:font-size-complex="11pt" style:language-complex="zxx" style:country-complex="none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entury Gothic" fo:font-size="9pt" fo:font-weight="normal" officeooo:rsid="005b0451" officeooo:paragraph-rsid="001107d7" fo:background-color="transparent" style:font-size-asian="9pt" style:font-weight-asian="normal" style:font-size-complex="9pt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0160bd9" fo:background-color="transparent" style:font-size-asian="8pt" style:font-weight-asian="normal" style:font-size-complex="8pt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05cb578" fo:background-color="transparent" style:font-size-asian="8pt" style:font-weight-asian="normal" style:font-size-complex="8pt" style:font-weight-complex="normal"/>
    </style:style>
    <style:style style:name="P13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Times New Roman" fo:font-size="11pt" style:text-underline-style="none" fo:font-weight="normal" officeooo:rsid="001107d7" officeooo:paragraph-rsid="003f5209" fo:background-color="transparent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Times New Roman" fo:font-size="11pt" style:text-underline-style="none" fo:font-weight="normal" officeooo:rsid="0039a69c" officeooo:paragraph-rsid="0039a69c" fo:background-color="transparent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Times New Roman" fo:font-size="11pt" style:text-underline-style="none" fo:font-weight="normal" officeooo:rsid="0039a69c" officeooo:paragraph-rsid="00375185" fo:background-color="transparent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color="#000000" style:font-name="Times New Roman" fo:font-size="11pt" fo:language="zxx" fo:country="none" fo:font-style="normal" style:text-underline-style="none" fo:font-weight="normal" officeooo:rsid="001107d7" officeooo:paragraph-rsid="00375185" fo:background-color="transparent" style:font-size-asian="11pt" style:language-asian="zxx" style:country-asian="none" style:font-style-asian="normal" style:font-weight-asian="normal" style:font-size-complex="11pt" style:language-complex="zxx" style:country-complex="none" style:font-weight-complex="normal"/>
    </style:style>
    <style:style style:name="P17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color="#000000" style:font-name="Times New Roman" fo:font-size="11pt" fo:language="zxx" fo:country="none" fo:font-style="normal" style:text-underline-style="none" fo:font-weight="normal" officeooo:rsid="001107d7" officeooo:paragraph-rsid="00552399" fo:background-color="transparent" style:font-size-asian="11pt" style:language-asian="zxx" style:country-asian="none" style:font-style-asian="normal" style:font-weight-asian="normal" style:font-size-complex="11pt" style:language-complex="zxx" style:country-complex="none" style:font-weight-complex="normal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Times New Roman" fo:font-size="11pt" fo:language="zxx" fo:country="none" fo:font-style="normal" style:text-underline-style="none" fo:font-weight="normal" officeooo:rsid="001107d7" officeooo:paragraph-rsid="004557ab" fo:background-color="transparent" style:font-size-asian="11pt" style:language-asian="zxx" style:country-asian="none" style:font-style-asian="normal" style:font-weight-asian="normal" style:font-size-complex="11pt" style:language-complex="zxx" style:country-complex="none" style:font-weight-complex="normal"/>
    </style:style>
    <style:style style:name="P19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color="#000000" style:font-name="Times New Roman" fo:font-size="11pt" fo:language="zxx" fo:country="none" fo:font-style="normal" style:text-underline-style="none" fo:font-weight="normal" officeooo:rsid="00475e66" officeooo:paragraph-rsid="0046899d" fo:background-color="transparent" style:font-size-asian="11pt" style:language-asian="zxx" style:country-asian="none" style:font-style-asian="normal" style:font-weight-asian="normal" style:font-size-complex="11pt" style:language-complex="zxx" style:country-complex="none" style:font-weight-complex="normal"/>
    </style:style>
    <style:style style:name="P20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fo:color="#000000" style:font-name="Times New Roman" fo:font-size="11pt" fo:language="zxx" fo:country="none" fo:font-style="normal" style:text-underline-style="none" fo:font-weight="normal" officeooo:rsid="00475e66" officeooo:paragraph-rsid="00552399" fo:background-color="transparent" style:font-size-asian="11pt" style:language-asian="zxx" style:country-asian="none" style:font-style-asian="normal" style:font-weight-asian="normal" style:font-size-complex="11pt" style:language-complex="zxx" style:country-complex="none" style:font-weight-complex="normal"/>
    </style:style>
    <style:style style:name="P21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fo:color="#000000" style:font-name="Times New Roman" fo:font-size="11pt" fo:language="zxx" fo:country="none" fo:font-style="normal" style:text-underline-style="none" fo:font-weight="normal" officeooo:rsid="00475e66" officeooo:paragraph-rsid="005cb578" fo:background-color="transparent" style:font-size-asian="11pt" style:language-asian="zxx" style:country-asian="none" style:font-style-asian="normal" style:font-weight-asian="normal" style:font-size-complex="11pt" style:language-complex="zxx" style:country-complex="none" style:font-weight-complex="normal"/>
    </style:style>
    <style:style style:name="P22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color="#000000" style:font-name="Times New Roman" fo:font-size="11pt" fo:language="zxx" fo:country="none" fo:font-style="normal" style:text-underline-style="none" fo:font-weight="normal" officeooo:rsid="00564469" officeooo:paragraph-rsid="00564469" fo:background-color="transparent" style:font-size-asian="11pt" style:language-asian="zxx" style:country-asian="none" style:font-style-asian="normal" style:font-weight-asian="normal" style:font-size-complex="11pt" style:language-complex="zxx" style:country-complex="none" style:font-weight-complex="normal"/>
    </style:style>
    <style:style style:name="P23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color="#000000" style:font-name="Liberation Serif" fo:font-size="11pt" fo:language="zxx" fo:country="none" fo:font-style="normal" style:text-underline-style="none" fo:font-weight="normal" officeooo:rsid="001107d7" officeooo:paragraph-rsid="00552399" fo:background-color="transparent" style:font-size-asian="11pt" style:language-asian="zxx" style:country-asian="none" style:font-style-asian="normal" style:font-weight-asian="normal" style:font-size-complex="11pt" style:language-complex="zxx" style:country-complex="none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1pt" style:text-underline-style="none" fo:font-weight="normal" officeooo:rsid="00471d9c" officeooo:paragraph-rsid="00160bd9" fo:background-color="transparent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1pt" style:text-underline-style="none" fo:font-weight="normal" officeooo:rsid="00471d9c" officeooo:paragraph-rsid="0059558d" fo:background-color="transparent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Liberation Serif" fo:font-size="11pt" style:text-underline-style="none" fo:font-weight="normal" officeooo:rsid="001107d7" officeooo:paragraph-rsid="00220e28" fo:background-color="transparent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Liberation Serif" fo:font-size="11pt" style:text-underline-style="none" fo:font-weight="normal" officeooo:rsid="001107d7" officeooo:paragraph-rsid="0037704a" fo:background-color="transparent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Liberation Serif" fo:font-size="11pt" style:text-underline-style="none" fo:font-weight="normal" officeooo:rsid="001107d7" officeooo:paragraph-rsid="0040f233" fo:background-color="transparent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Liberation Serif" fo:font-size="11pt" style:text-underline-style="none" fo:font-weight="normal" officeooo:rsid="001107d7" officeooo:paragraph-rsid="003f5209" fo:background-color="transparent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Liberation Serif" fo:font-size="11pt" style:text-underline-style="none" fo:font-weight="normal" officeooo:rsid="001107d7" officeooo:paragraph-rsid="004d84a1" fo:background-color="transparent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Liberation Serif" fo:font-size="11pt" style:text-underline-style="none" fo:font-weight="normal" officeooo:rsid="001107d7" officeooo:paragraph-rsid="00375185" fo:background-color="transparent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Liberation Serif" fo:font-size="11pt" style:text-underline-style="none" fo:font-weight="normal" officeooo:rsid="0039a69c" officeooo:paragraph-rsid="0039a69c" fo:background-color="transparent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1pt" style:text-underline-style="none" fo:font-weight="normal" officeooo:rsid="0062b7e6" officeooo:paragraph-rsid="0059558d" fo:background-color="transparent" style:font-size-asian="11pt" style:font-weight-asian="normal" style:font-size-complex="11pt" style:font-weight-complex="normal"/>
    </style:style>
    <style:style style:name="P34" style:family="paragraph" style:parent-style-name="Standard">
      <style:text-properties style:font-name="Century Gothic" fo:font-size="9pt" fo:font-weight="normal" officeooo:rsid="00471d9c" officeooo:paragraph-rsid="001107d7" fo:background-color="transparent" style:font-size-asian="9pt" style:font-weight-asian="normal" style:font-size-complex="9pt" style:font-weight-complex="normal"/>
    </style:style>
    <style:style style:name="P35" style:family="paragraph" style:parent-style-name="Standard">
      <style:text-properties style:font-name="Century Gothic" fo:font-size="9pt" officeooo:rsid="004990b3" officeooo:paragraph-rsid="001107d7" fo:background-color="transparent" style:font-size-asian="9pt" style:font-size-complex="9pt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normal" officeooo:rsid="00471d9c" officeooo:paragraph-rsid="005cb578" fo:background-color="transparent" style:font-size-asian="11pt" style:font-weight-asian="normal" style:font-size-complex="11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normal" officeooo:rsid="0062b7e6" officeooo:paragraph-rsid="005cb578" fo:background-color="transparent" style:font-size-asian="11pt" style:font-weight-asian="normal" style:font-size-complex="11pt" style:font-weight-complex="normal"/>
    </style:style>
    <style:style style:name="P38" style:family="paragraph" style:parent-style-name="Standard">
      <style:paragraph-properties fo:text-align="center" style:justify-single-word="false"/>
      <style:text-properties style:font-name="Liberation Serif" fo:font-size="11pt" style:text-underline-style="none" fo:font-weight="bold" officeooo:rsid="00471d9c" officeooo:paragraph-rsid="005cb578" fo:background-color="transparent" style:font-size-asian="11pt" style:font-weight-asian="bold" style:font-size-complex="11pt" style:font-weight-complex="bold"/>
    </style:style>
    <style:style style:name="P39" style:family="paragraph" style:parent-style-name="Standard">
      <style:paragraph-properties fo:text-align="justify" style:justify-single-word="false"/>
      <style:text-properties fo:color="#000000" style:font-name="Liberation Serif" fo:font-size="11pt" fo:language="zxx" fo:country="none" fo:font-style="normal" style:text-underline-style="none" fo:font-weight="normal" officeooo:rsid="001107d7" officeooo:paragraph-rsid="00230dbc" fo:background-color="transparent" style:font-size-asian="11pt" style:language-asian="zxx" style:country-asian="none" style:font-style-asian="normal" style:font-weight-asian="normal" style:font-size-complex="11pt" style:language-complex="zxx" style:country-complex="none" style:font-weight-complex="normal"/>
    </style:style>
    <style:style style:name="P40" style:family="paragraph" style:parent-style-name="Standard">
      <style:paragraph-properties fo:text-align="justify" style:justify-single-word="false"/>
      <style:text-properties fo:color="#000000" style:font-name="Liberation Serif" fo:font-size="11pt" fo:language="zxx" fo:country="none" fo:font-style="normal" style:text-underline-style="none" fo:font-weight="normal" officeooo:rsid="00475e66" officeooo:paragraph-rsid="00552399" fo:background-color="transparent" style:font-size-asian="11pt" style:language-asian="zxx" style:country-asian="none" style:font-style-asian="normal" style:font-weight-asian="normal" style:font-size-complex="11pt" style:language-complex="zxx" style:country-complex="none" style:font-weight-complex="normal"/>
    </style:style>
    <style:style style:name="P41" style:family="paragraph" style:parent-style-name="Standard" style:master-page-name="">
      <style:paragraph-properties fo:text-align="justify" style:justify-single-word="false" style:page-number="auto" fo:break-before="auto" fo:break-after="auto"/>
      <style:text-properties fo:color="#000000" style:font-name="Times New Roman" fo:font-size="11pt" fo:language="zxx" fo:country="none" fo:font-style="normal" style:text-underline-style="none" fo:font-weight="normal" officeooo:rsid="00475e66" officeooo:paragraph-rsid="00552399" fo:background-color="transparent" style:font-size-asian="11pt" style:language-asian="zxx" style:country-asian="none" style:font-style-asian="normal" style:font-weight-asian="normal" style:font-size-complex="11pt" style:language-complex="zxx" style:country-complex="none" style:font-weight-complex="normal"/>
    </style:style>
    <style:style style:name="P42" style:family="paragraph" style:parent-style-name="Standard" style:master-page-name="">
      <style:paragraph-properties style:page-number="auto" fo:break-before="auto" fo:break-after="auto"/>
      <style:text-properties style:font-name="Liberation Serif" fo:font-size="11pt" style:text-underline-style="none" fo:font-weight="normal" officeooo:rsid="00471d9c" officeooo:paragraph-rsid="001107d7" fo:background-color="transparent" style:font-size-asian="11pt" style:font-weight-asian="normal" style:font-size-complex="11pt" style:font-weight-complex="normal"/>
    </style:style>
    <style:style style:name="P43" style:family="paragraph" style:parent-style-name="Standard">
      <style:paragraph-properties fo:margin-left="0.4cm" fo:margin-right="0cm" fo:line-height="115%" fo:text-align="start" style:justify-single-word="false" fo:text-indent="0cm" style:auto-text-indent="false"/>
      <style:text-properties style:font-name="Liberation Serif" fo:font-size="11pt" fo:font-weight="normal" officeooo:rsid="0006c625" officeooo:paragraph-rsid="001107d7" fo:background-color="transparent" style:font-size-asian="11pt" style:font-weight-asian="normal" style:font-size-complex="11pt" style:font-weight-complex="normal"/>
    </style:style>
    <style:style style:name="P44" style:family="paragraph" style:parent-style-name="Standard">
      <style:paragraph-properties fo:margin-left="0.026cm" fo:margin-right="0cm" fo:line-height="115%" fo:text-align="start" style:justify-single-word="false" fo:text-indent="0cm" style:auto-text-indent="false"/>
      <style:text-properties fo:color="#000000" style:font-name="Times New Roman" fo:font-size="11pt" fo:language="zxx" fo:country="none" fo:font-style="normal" style:text-underline-style="none" fo:font-weight="normal" officeooo:rsid="00143fc9" officeooo:paragraph-rsid="0037704a" fo:background-color="transparent" style:font-size-asian="11pt" style:language-asian="zxx" style:country-asian="none" style:font-style-asian="normal" style:font-weight-asian="normal" style:font-size-complex="11pt" style:language-complex="zxx" style:country-complex="none" style:font-weight-complex="normal"/>
    </style:style>
    <style:style style:name="P45" style:family="paragraph" style:parent-style-name="Standard">
      <style:paragraph-properties fo:margin-left="0.026cm" fo:margin-right="0cm" fo:line-height="115%" fo:text-align="start" style:justify-single-word="false" fo:text-indent="0cm" style:auto-text-indent="false"/>
      <style:text-properties fo:color="#000000" style:font-name="Century Gothic" fo:font-size="8pt" fo:language="zxx" fo:country="none" fo:font-style="normal" style:text-underline-style="none" fo:font-weight="normal" officeooo:rsid="00471d9c" officeooo:paragraph-rsid="005cb578" fo:background-color="transparent" style:font-size-asian="8pt" style:language-asian="zxx" style:country-asian="none" style:font-style-asian="normal" style:font-weight-asian="normal" style:font-size-complex="8pt" style:language-complex="zxx" style:country-complex="none" style:font-weight-complex="normal"/>
    </style:style>
    <style:style style:name="P46" style:family="paragraph" style:parent-style-name="Standard">
      <style:paragraph-properties fo:margin-left="0.026cm" fo:margin-right="0cm" fo:text-align="start" style:justify-single-word="false" fo:text-indent="0cm" style:auto-text-indent="false"/>
      <style:text-properties style:font-name="Liberation Serif" fo:font-size="11pt" style:text-underline-style="none" fo:font-weight="normal" officeooo:rsid="00471d9c" officeooo:paragraph-rsid="005cb578" fo:background-color="transparent" style:font-size-asian="11pt" style:font-weight-asian="normal" style:font-size-complex="11pt" style:font-weight-complex="normal"/>
    </style:style>
    <style:style style:name="P47" style:family="paragraph" style:parent-style-name="Date">
      <style:text-properties style:text-underline-style="none"/>
    </style:style>
    <style:style style:name="P48" style:family="paragraph" style:parent-style-name="Comtenu_20_du_20_tableau">
      <style:text-properties officeooo:paragraph-rsid="0084e5b8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4990b3"/>
    </style:style>
    <style:style style:name="T3" style:family="text">
      <style:text-properties style:text-underline-style="none" officeooo:rsid="0006c625"/>
    </style:style>
    <style:style style:name="T4" style:family="text">
      <style:text-properties officeooo:rsid="0018f06a"/>
    </style:style>
    <style:style style:name="T5" style:family="text">
      <style:text-properties officeooo:rsid="00143fc9"/>
    </style:style>
    <style:style style:name="T6" style:family="text">
      <style:text-properties officeooo:rsid="006ad3ad"/>
    </style:style>
    <style:style style:name="T7" style:family="text">
      <style:text-properties officeooo:rsid="00230dbc"/>
    </style:style>
    <style:style style:name="T8" style:family="text">
      <style:text-properties officeooo:rsid="002fa9c6"/>
    </style:style>
    <style:style style:name="T9" style:family="text">
      <style:text-properties officeooo:rsid="0035d8cd"/>
    </style:style>
    <style:style style:name="T10" style:family="text">
      <style:text-properties fo:color="#000000" fo:language="zxx" fo:country="none" fo:font-style="normal" style:language-asian="zxx" style:country-asian="none" style:font-style-asian="normal" style:language-complex="zxx" style:country-complex="none"/>
    </style:style>
    <style:style style:name="T11" style:family="text">
      <style:text-properties fo:color="#000000" fo:language="zxx" fo:country="none" fo:font-style="normal" officeooo:rsid="001107d7" style:language-asian="zxx" style:country-asian="none" style:font-style-asian="normal" style:language-complex="zxx" style:country-complex="none"/>
    </style:style>
    <style:style style:name="T12" style:family="text">
      <style:text-properties fo:color="#000000" fo:language="zxx" fo:country="none" fo:font-style="normal" officeooo:rsid="00475e66" style:language-asian="zxx" style:country-asian="none" style:font-style-asian="normal" style:language-complex="zxx" style:country-complex="none"/>
    </style:style>
    <style:style style:name="T13" style:family="text">
      <style:text-properties fo:color="#000000" fo:language="zxx" fo:country="none" fo:font-style="normal" style:text-underline-style="none" fo:font-weight="bold" style:language-asian="zxx" style:country-asian="none" style:font-style-asian="normal" style:font-weight-asian="bold" style:language-complex="zxx" style:country-complex="none" style:font-weight-complex="bold"/>
    </style:style>
    <style:style style:name="T14" style:family="text">
      <style:text-properties fo:color="#000000" fo:language="zxx" fo:country="none" fo:font-style="normal" style:text-underline-style="none" officeooo:rsid="001107d7" fo:background-color="transparent" loext:char-shading-value="0" style:language-asian="zxx" style:country-asian="none" style:font-style-asian="normal" style:language-complex="zxx" style:country-complex="none"/>
    </style:style>
    <style:style style:name="T15" style:family="text">
      <style:text-properties officeooo:rsid="00388e8d"/>
    </style:style>
    <style:style style:name="T16" style:family="text">
      <style:text-properties officeooo:rsid="003f5209"/>
    </style:style>
    <style:style style:name="T17" style:family="text">
      <style:text-properties officeooo:rsid="004557ab"/>
    </style:style>
    <style:style style:name="T18" style:family="text">
      <style:text-properties officeooo:rsid="0062b7e6"/>
    </style:style>
    <style:style style:name="T19" style:family="text">
      <style:text-properties officeooo:rsid="005a1339"/>
    </style:style>
    <style:style style:name="T20" style:family="text">
      <style:text-properties officeooo:rsid="00ba6784"/>
    </style:style>
    <style:style style:name="T21" style:family="text">
      <style:text-properties officeooo:rsid="0069f328"/>
    </style:style>
    <style:style style:name="T22" style:family="text">
      <style:text-properties officeooo:rsid="0225740a"/>
    </style:style>
    <style:style style:name="T23" style:family="text">
      <style:text-properties officeooo:rsid="019a70d3"/>
    </style:style>
    <style:style style:name="T24" style:family="text">
      <style:text-properties officeooo:rsid="01a168b8"/>
    </style:style>
    <style:style style:name="T25" style:family="text">
      <style:text-properties officeooo:rsid="00764092"/>
    </style:style>
    <style:style style:name="T26" style:family="text">
      <style:text-properties style:font-name="Liberation Serif"/>
    </style:style>
    <style:style style:name="T27" style:family="text">
      <style:text-properties style:font-name="Liberation Serif" style:text-underline-style="none"/>
    </style:style>
    <style:style style:name="T28" style:family="text">
      <style:text-properties style:font-name="Liberation Serif" style:text-underline-style="none" officeooo:rsid="004990b3"/>
    </style:style>
    <style:style style:name="T29" style:family="text">
      <style:text-properties style:font-name="Liberation Serif" officeooo:rsid="00744881"/>
    </style:style>
    <style:style style:name="T30" style:family="text">
      <style:text-properties officeooo:rsid="01af40f5"/>
    </style:style>
    <style:style style:name="T31" style:family="text">
      <style:text-properties officeooo:rsid="0221c183"/>
    </style:style>
    <style:style style:name="T32" style:family="text">
      <style:text-properties officeooo:rsid="022392f5"/>
    </style:style>
    <style:style style:name="T33" style:family="text">
      <style:text-properties officeooo:rsid="021fda68"/>
    </style:style>
    <style:style style:name="T34" style:family="text">
      <style:text-properties officeooo:rsid="02244104"/>
    </style:style>
    <style:style style:name="T35" style:family="text">
      <style:text-properties officeooo:rsid="0077bd9d"/>
    </style:style>
    <style:style style:name="T36" style:family="text">
      <style:text-properties officeooo:rsid="008537e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text:placeholder text:placeholder-type="text">&lt;for each="contract in objects"&gt;</text:placeholder></text:p>
      <text:p text:style-name="P47"/>
      <text:p text:style-name="P34"/>
      <text:p text:style-name="P35"/>
      <text:p text:style-name="Address"><text:placeholder text:placeholder-type="text">&lt;contract.subscriber.full_name&gt;</text:placeholder></text:p>
      <text:p text:style-name="Address"><text:placeholder text:placeholder-type="text">&lt;if test="contract.get_contract_address().full_address"&gt;</text:placeholder></text:p>
      <text:p text:style-name="Address"><text:placeholder text:placeholder-type="text">&lt;for each="line in contract.get_contract_address().full_address.split('\n')[:-1]"&gt;</text:placeholder></text:p>
      <text:p text:style-name="Address"><text:placeholder text:placeholder-type="text">&lt;line&gt;</text:placeholder></text:p>
      <text:p text:style-name="Address"><text:placeholder text:placeholder-type="text">&lt;/for&gt;</text:placeholder></text:p>
      <text:p text:style-name="Address"><text:placeholder text:placeholder-type="text">&lt;contract.get_contract_address().full_address.split('\n')[-1]&gt;</text:placeholder></text:p>
      <text:p text:style-name="Address"><text:placeholder text:placeholder-type="text">&lt;/if&gt;</text:placeholder></text:p>
      <text:p text:style-name="Réferences"><text:span text:style-name="T35">Références</text:span>:</text:p>
      <text:p text:style-name="Réferences_20_informations">Adhérent<text:tab/>: <text:placeholder text:placeholder-type="text">&lt;contract.subscriber.code&gt;</text:placeholder></text:p>
      <text:p text:style-name="Réferences_20_informations">Certificat<text:tab/>: <text:placeholder text:placeholder-type="text">&lt;contract.contract_number&gt;</text:placeholder></text:p>
      <text:p text:style-name="Réferences_20_informations">Contrat<text:tab/><text:tab/>:<text:placeholder text:placeholder-type="text">&lt;contract.product.extra_data.get('nom_editique_produit') or contract.product.name&gt;</text:placeholder></text:p>
      <text:p text:style-name="Réferences_20_informations">Courtier <text:tab/>: <text:placeholder text:placeholder-type="text">&lt;contract.broker.party.name&gt;</text:placeholder></text:p>
      <text:p text:style-name="P10"/>
      <text:p text:style-name="Date"><text:span text:style-name="T1"><text:placeholder text:placeholder-type="text">&lt;if test="contract.company.party.addresses[0].city.title()!=''"&gt;</text:placeholder></text:span><text:span text:style-name="T1"><text:placeholder text:placeholder-type="text">&lt;contract.company.party.addresses[0].city.title()&gt;</text:placeholder></text:span><text:span text:style-name="T1">,</text:span><text:span text:style-name="T3"><text:placeholder text:placeholder-type="text">&lt;/if&gt;</text:placeholder></text:span><text:span text:style-name="T1"> </text:span><text:span text:style-name="T4">le </text:span><text:span text:style-name="T1"><text:placeholder text:placeholder-type="text">&lt;format_date(datetime.date.today(), Party.lang)&gt;</text:placeholder></text:span></text:p>
      <text:p text:style-name="P10"/>
      <text:p text:style-name="Objet">Objet : Certificat d’adhésion</text:p>
      <text:p text:style-name="P18"/>
      <text:p text:style-name="P10"/>
      <text:p text:style-name="Madame"><text:span text:style-name="T2"><text:tab/></text:span><text:span text:style-name="T28"><text:placeholder text:placeholder-type="text">&lt;if test="contract.subscriber.gender =='male'"&gt;</text:placeholder></text:span><text:span text:style-name="T27">Monsieur</text:span><text:span text:style-name="T27"><text:placeholder text:placeholder-type="text">&lt;/if&gt;</text:placeholder></text:span><text:span text:style-name="T26"><text:placeholder text:placeholder-type="text">&lt;if test="contract.subscriber.gender =='female'"&gt;</text:placeholder></text:span><text:span text:style-name="T27">Madame</text:span><text:span text:style-name="T27"><text:placeholder text:placeholder-type="text">&lt;/if&gt;</text:placeholder></text:span><text:span text:style-name="T27"><text:placeholder text:placeholder-type="text">&lt;if test="contract.subscriber.gender ==''"&gt;</text:placeholder></text:span><text:span text:style-name="T27">Messieurs,</text:span><text:span text:style-name="T27"><text:placeholder text:placeholder-type="text">&lt;/if&gt;</text:placeholder></text:span><text:span text:style-name="T26">,</text:span></text:p>
      <text:p text:style-name="P43"/>
      <text:p text:style-name="Paragraphe">Nous avons le plaisir de vous informer que votre demande d’adhésion au produit d’assurance «<text:span text:style-name="T13"><text:placeholder text:placeholder-type="text">&lt;contract.product.name&gt;</text:placeholder></text:span><text:span text:style-name="T17">»</text:span><text:span text:style-name="T1"> a bien été enregistrée.</text:span></text:p>
      <text:p text:style-name="Paragraphe">Nous vous remercions de votre confiance et vous confirmons à l'aide de la présente, votre adhésion sous les références suivantes :</text:p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">Numéro d’adhé<text:span text:style-name="T7">rent</text:span> :</text:p>
          </table:table-cell>
          <table:table-cell table:style-name="Tableau1.A1" office:value-type="string">
            <text:p text:style-name="P9"><text:placeholder text:placeholder-type="text">&lt;contract.subscriber.code&gt;</text:placeholder></text:p>
          </table:table-cell>
        </table:table-row>
        <table:table-row>
          <table:table-cell table:style-name="Tableau1.A1" office:value-type="string">
            <text:p text:style-name="P4">D<text:span text:style-name="T5">ate d’adhésion :</text:span></text:p>
          </table:table-cell>
          <table:table-cell table:style-name="Tableau1.A1" office:value-type="string">
            <text:p text:style-name="P9"><text:placeholder text:placeholder-type="text">&lt;format_date(contract.start_date, contract.subscriber.lang)&gt;</text:placeholder></text:p>
          </table:table-cell>
        </table:table-row>
        <table:table-row>
          <table:table-cell table:style-name="Tableau1.A1" office:value-type="string">
            <text:p text:style-name="P5">C<text:span text:style-name="T6">ertificat N° :</text:span></text:p>
          </table:table-cell>
          <table:table-cell table:style-name="Tableau1.A1" office:value-type="string">
            <text:p text:style-name="P39"><text:placeholder text:placeholder-type="text">&lt;contract.contract_number&gt;</text:placeholder></text:p>
          </table:table-cell>
        </table:table-row>
        <table:table-row>
          <table:table-cell table:style-name="Tableau1.A1" office:value-type="string">
            <text:p text:style-name="P2">Période d’adhésion :</text:p>
          </table:table-cell>
          <table:table-cell table:style-name="Tableau1.A1" office:value-type="string">
            <text:p text:style-name="P9">D<text:span text:style-name="T35">u</text:span> <text:placeholder text:placeholder-type="text">&lt;format_date(contract.start_date, contract.subscriber.lang)&gt;</text:placeholder> jusqu’à <text:placeholder text:placeholder-type="text">&lt;format_date(contract.end_date, contract.subscriber.lang)&gt;</text:placeholder></text:p>
          </table:table-cell>
        </table:table-row>
      </table:table>
      <text:p text:style-name="Standard"/>
      <text:p text:style-name="Paragraphe">Récapitulatif de votre adhésion :</text:p>
      <text:p text:style-name="Standard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En_20_tête_20_tableau">Nom &amp; Prénom <text:span text:style-name="T25">des assurés</text:span></text:p>
          </table:table-cell>
          <table:table-cell table:style-name="Tableau3.A1" office:value-type="string">
            <text:p text:style-name="En_20_tête_20_tableau">Date de naissance</text:p>
          </table:table-cell>
          <table:table-cell table:style-name="Tableau3.C1" office:value-type="string">
            <text:p text:style-name="En_20_tête_20_tableau">Adresse</text:p>
          </table:table-cell>
        </table:table-row>
        <text:soft-page-break/>
        <table:table-row>
          <table:table-cell table:style-name="Tableau3.A2" table:number-columns-spanned="3" office:value-type="string">
            <text:p text:style-name="P24"><text:placeholder text:placeholder-type="text">&lt;for each="covered_element in contract.covered_elements"&gt;</text:placeholder></text:p>
          </table:table-cell>
          <table:covered-table-cell/>
          <table:covered-table-cell/>
        </table:table-row>
        <table:table-row>
          <table:table-cell table:style-name="Tableau3.A3" office:value-type="string">
            <text:p text:style-name="Comtenu_20_du_20_tableau"><text:placeholder text:placeholder-type="text">&lt;covered_element.party.gender_string&gt;</text:placeholder> <text:placeholder text:placeholder-type="text">&lt;covered_element.party.name&gt;</text:placeholder> <text:placeholder text:placeholder-type="text">&lt;covered_element.party.first_name&gt;</text:placeholder></text:p>
          </table:table-cell>
          <table:table-cell table:style-name="Tableau3.A3" office:value-type="string">
            <text:p text:style-name="Comtenu_20_du_20_tableau"><text:placeholder text:placeholder-type="text">&lt;format_date(covered_element.party.birth_date, user.language)&gt;</text:placeholder></text:p>
          </table:table-cell>
          <table:table-cell table:style-name="Tableau3.A2" office:value-type="string">
            <text:p text:style-name="Comtenu_20_du_20_tableau"><text:placeholder text:placeholder-type="text">&lt;for each="contact in contract.get_contacts(date=contract.start_date,type_='covered_party')"&gt;</text:placeholder></text:p>
            <text:p text:style-name="Comtenu_20_du_20_tableau"><text:placeholder text:placeholder-type="text">&lt;if test="contact.address and contact.party == covered_element.party"&gt;</text:placeholder></text:p>
            <text:p text:style-name="Comtenu_20_du_20_tableau"><text:placeholder text:placeholder-type="text">&lt;for each="line in contact.address.full_address.split('\n')"&gt;</text:placeholder></text:p>
            <text:p text:style-name="Comtenu_20_du_20_tableau"><text:placeholder text:placeholder-type="text">&lt;line&gt;</text:placeholder></text:p>
            <text:p text:style-name="Comtenu_20_du_20_tableau"><text:placeholder text:placeholder-type="text">&lt;/for&gt;</text:placeholder></text:p>
            <text:p text:style-name="Comtenu_20_du_20_tableau"><text:placeholder text:placeholder-type="text">&lt;/if&gt;</text:placeholder></text:p>
            <text:p text:style-name="Comtenu_20_du_20_tableau"><text:placeholder text:placeholder-type="text">&lt;/for&gt;</text:placeholder></text:p>
          </table:table-cell>
        </table:table-row>
        <table:table-row>
          <table:table-cell table:style-name="Tableau3.A2" table:number-columns-spanned="3" office:value-type="string">
            <text:p text:style-name="P11"><text:placeholder text:placeholder-type="text">&lt;/for&gt;</text:placeholder></text:p>
          </table:table-cell>
          <table:covered-table-cell/>
          <table:covered-table-cell/>
        </table:table-row>
      </table:table>
      <text:p text:style-name="P17"/>
      <text:p text:style-name="Paragraphe"><text:placeholder text:placeholder-type="text">&lt;if test="getattr(contract,'used_loans',None)"&gt;</text:placeholder></text:p>
      <text:p text:style-name="Paragraphe"><text:placeholder text:placeholder-type="text">&lt;if test="len(contract.used_loans)&gt;0"&gt;</text:placeholder></text:p>
      <text:p text:style-name="Paragraphe">La liste des garanties couvertes par votre contrat d'assurance sont les suivantes :</text:p>
      <text:p text:style-name="Standard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En_20_tête_20_tableau">Garanties</text:p>
          </table:table-cell>
          <table:table-cell table:style-name="Tableau2.A1" office:value-type="string">
            <text:p text:style-name="En_20_tête_20_tableau">Périodes</text:p>
          </table:table-cell>
          <table:table-cell table:style-name="Tableau2.C1" office:value-type="string">
            <text:p text:style-name="En_20_tête_20_tableau">Clause<text:span text:style-name="T9">s</text:span> <text:span text:style-name="T8">bénéficiaires</text:span></text:p>
          </table:table-cell>
        </table:table-row>
        <table:table-row>
          <table:table-cell table:style-name="Tableau2.A2" table:number-columns-spanned="3" office:value-type="string">
            <text:p text:style-name="P26"><text:placeholder text:placeholder-type="text">&lt;for each="option in contract.covered_element_options"&gt;</text:placeholder></text:p>
          </table:table-cell>
          <table:covered-table-cell/>
          <table:covered-table-cell/>
        </table:table-row>
        <table:table-row table:style-name="Tableau2.3">
          <table:table-cell table:style-name="Tableau2.A3" office:value-type="string">
            <text:p text:style-name="Comtenu_20_du_20_tableau"><text:placeholder text:placeholder-type="text">&lt;option.rec_name&gt;</text:placeholder>(<text:placeholder text:placeholder-type="text">&lt;option.coverage.insurance_kind_string&gt;</text:placeholder>)</text:p>
            <text:p text:style-name="Comtenu_20_du_20_tableau"><text:placeholder text:placeholder-type="text">&lt;option.coverage.description&gt;</text:placeholder></text:p>
          </table:table-cell>
          <table:table-cell table:style-name="Tableau2.B3" office:value-type="string">
            <text:p text:style-name="Comtenu_20_du_20_tableau">D<text:span text:style-name="T35">u</text:span> <text:placeholder text:placeholder-type="text">&lt;format_date(option.start_date, contract.subscriber.lang)&gt;</text:placeholder> jusqu’<text:span text:style-name="T36">au </text:span><text:s/><text:placeholder text:placeholder-type="text">&lt;format_date(option.end_date, contract.subscriber.lang)&gt;</text:placeholder></text:p>
          </table:table-cell>
          <table:table-cell table:style-name="Tableau2.A2" office:value-type="string">
            <text:p text:style-name="Comtenu_20_du_20_tableau"><text:placeholder text:placeholder-type="text">&lt;choose&gt;</text:placeholder></text:p>
            <text:p text:style-name="Comtenu_20_du_20_tableau"><text:placeholder text:placeholder-type="text">&lt;when test="len(getattr(option, 'customizes_beneficiary', []))&gt;0"&gt;</text:placeholder></text:p>
            <text:p text:style-name="Comtenu_20_du_20_tableau"><text:placeholder text:placeholder-type="text">&lt;option.customized_beneficiary_clause&gt;</text:placeholder></text:p>
            <text:p text:style-name="Comtenu_20_du_20_tableau"><text:placeholder text:placeholder-type="text">&lt;/when&gt;</text:placeholder></text:p>
            <text:p text:style-name="Comtenu_20_du_20_tableau"><text:placeholder text:placeholder-type="text">&lt;/choose&gt;</text:placeholder></text:p>
          </table:table-cell>
        </table:table-row>
        <table:table-row>
          <table:table-cell table:style-name="Tableau2.A2" table:number-columns-spanned="3" office:value-type="string">
            <text:p text:style-name="P26"><text:placeholder text:placeholder-type="text">&lt;/for&gt;</text:placeholder></text:p>
          </table:table-cell>
          <table:covered-table-cell/>
          <table:covered-table-cell/>
        </table:table-row>
      </table:table>
      <text:p text:style-name="P16"/>
      <text:p text:style-name="Paragraphe">Caractéristiques du (des) prêts :</text:p>
      <text:p text:style-name="P44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column table:style-name="Tableau4.H"/>
        <table:table-row table:style-name="Tableau4.1">
          <table:table-cell table:style-name="Tableau4.A1" office:value-type="string">
            <text:p text:style-name="En_20_tête_20_tableau">N<text:span text:style-name="T15">°</text:span></text:p>
          </table:table-cell>
          <table:table-cell table:style-name="Tableau4.A1" office:value-type="string">
            <text:p text:style-name="En_20_tête_20_tableau">Type du prêt</text:p>
          </table:table-cell>
          <table:table-cell table:style-name="Tableau4.C1" office:value-type="string">
            <text:p text:style-name="En_20_tête_20_tableau">Taux annuel</text:p>
          </table:table-cell>
          <table:table-cell table:style-name="Tableau4.A1" office:value-type="string">
            <text:p text:style-name="En_20_tête_20_tableau">Capital assuré</text:p>
          </table:table-cell>
          <table:table-cell table:style-name="Tableau4.A1" office:value-type="string">
            <text:p text:style-name="En_20_tête_20_tableau">Durée du prêt</text:p>
          </table:table-cell>
          <table:table-cell table:style-name="Tableau4.A1" office:value-type="string">
            <text:p text:style-name="En_20_tête_20_tableau">Durée du différé</text:p>
          </table:table-cell>
          <table:table-cell table:style-name="Tableau4.A1" office:value-type="string">
            <text:p text:style-name="En_20_tête_20_tableau">Type du différé</text:p>
          </table:table-cell>
          <table:table-cell table:style-name="Tableau4.H1" office:value-type="string">
            <text:p text:style-name="En_20_tête_20_tableau">Date du premier paiement</text:p>
          </table:table-cell>
        </table:table-row>
        <table:table-row>
          <table:table-cell table:style-name="Tableau4.A2" table:number-columns-spanned="8" office:value-type="string">
            <text:p text:style-name="P27"><text:placeholder text:placeholder-type="text">&lt;for each="loan in contract.used_loa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4.A3" office:value-type="string">
            <text:p text:style-name="Comtenu_20_du_20_tableau"><text:placeholder text:placeholder-type="text">&lt;loan.order&gt;</text:placeholder></text:p>
          </table:table-cell>
          <table:table-cell table:style-name="Tableau4.B3" office:value-type="string">
            <text:p text:style-name="Comtenu_20_du_20_tableau"><text:span text:style-name="T11"><text:placeholder text:placeholder-type="text">&lt;if test="loan.kind=='graduated'"&gt;</text:placeholder></text:span><text:span text:style-name="T30">A Paliers</text:span><text:placeholder text:placeholder-type="text">&lt;/if&gt;</text:placeholder><text:span text:style-name="T11"><text:placeholder text:placeholder-type="text">&lt;if test="not loan.kind=='graduated'"&gt;</text:placeholder></text:span><text:placeholder text:placeholder-type="text">&lt;loan.kind_string&gt;</text:placeholder><text:span text:style-name="T11"><text:placeholder text:placeholder-type="text">&lt;/if&gt;</text:placeholder></text:span></text:p>
          </table:table-cell>
          <table:table-cell table:style-name="Tableau4.C3" office:value-type="string">
            <text:p text:style-name="Comtenu_20_du_20_tableau"><text:placeholder text:placeholder-type="text">&lt;loan.rate&gt;</text:placeholder></text:p>
          </table:table-cell>
          <table:table-cell table:style-name="Tableau4.D3" office:value-type="string">
            <text:p text:style-name="Comtenu_20_du_20_tableau"><text:placeholder text:placeholder-type="text">&lt;format_currency(loan.amount, Party.lang, loan.currency)&gt;</text:placeholder></text:p>
          </table:table-cell>
          <table:table-cell table:style-name="Tableau4.E3" office:value-type="string">
            <text:p text:style-name="Comtenu_20_du_20_tableau"><text:placeholder text:placeholder-type="text">&lt;loan.duration&gt;</text:placeholder></text:p>
          </table:table-cell>
          <table:table-cell table:style-name="Tableau4.F3" office:value-type="string">
            <text:p text:style-name="Comtenu_20_du_20_tableau"><text:placeholder text:placeholder-type="text">&lt;loan.deferral_duration&gt;</text:placeholder></text:p>
          </table:table-cell>
          <table:table-cell table:style-name="Tableau4.G3" office:value-type="string">
            <text:p text:style-name="Comtenu_20_du_20_tableau"><text:placeholder text:placeholder-type="text">&lt;loan.deferral_string&gt;</text:placeholder></text:p>
          </table:table-cell>
          <table:table-cell table:style-name="Tableau4.H3" office:value-type="string">
            <text:p text:style-name="Comtenu_20_du_20_tableau"><text:placeholder text:placeholder-type="text">&lt;format_date(loan.first_payment_date, contract.subscriber.lang)&gt;</text:placeholder></text:p>
          </table:table-cell>
        </table:table-row>
        <table:table-row>
          <table:table-cell table:style-name="Tableau4.A4" table:number-columns-spanned="8" office:value-type="string">
            <text:p text:style-name="P2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/>
      <text:p text:style-name="P32">Détails des couvertes contrat :</text:p>
      <text:p text:style-name="P14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ext:soft-page-break/>
        <table:table-row>
          <table:table-cell table:style-name="Tableau5.A1" table:number-rows-spanned="2" office:value-type="string">
            <text:p text:style-name="En_20_tête_20_tableau">N°</text:p>
          </table:table-cell>
          <table:table-cell table:style-name="Tableau5.A1" table:number-rows-spanned="2" office:value-type="string">
            <text:p text:style-name="En_20_tête_20_tableau">Répartition des couvertures</text:p>
          </table:table-cell>
          <table:table-cell table:style-name="Tableau5.C1" table:number-columns-spanned="5" office:value-type="string">
            <text:p text:style-name="En_20_tête_20_tableau">Assuré<text:span text:style-name="T16">(e)</text:span> <text:span text:style-name="T14"><text:placeholder text:placeholder-type="text">&lt;contract.covered_elements[0].party.full_name&gt;</text:placeholder></text:span>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au5.C2" office:value-type="string">
            <text:p text:style-name="En_20_tête_20_tableau">Quotité</text:p>
          </table:table-cell>
          <table:table-cell table:style-name="Tableau5.C2" table:number-columns-spanned="2" office:value-type="string">
            <text:p text:style-name="En_20_tête_20_tableau">Taux de quotité</text:p>
          </table:table-cell>
          <table:covered-table-cell/>
          <table:table-cell table:style-name="Tableau5.C2" office:value-type="string">
            <text:p text:style-name="En_20_tête_20_tableau">Cotisation annuelle</text:p>
          </table:table-cell>
          <table:table-cell table:style-name="Tableau5.G2" office:value-type="string">
            <text:p text:style-name="En_20_tête_20_tableau">Montant</text:p>
          </table:table-cell>
        </table:table-row>
        <table:table-row>
          <table:table-cell table:style-name="Tableau5.G2" table:number-columns-spanned="7" office:value-type="string">
            <text:p text:style-name="P29"><text:placeholder text:placeholder-type="text">&lt;for each="quotite in contract.shares_per_loan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5.C2" office:value-type="string">
            <text:p text:style-name="P1"/>
          </table:table-cell>
          <table:table-cell table:style-name="Tableau5.C2" office:value-type="string">
            <text:p text:style-name="Comtenu_20_du_20_tableau"><text:placeholder text:placeholder-type="text">&lt;quotite.option.coverage.rec_name&gt;</text:placeholder> </text:p>
            <text:p text:style-name="Comtenu_20_du_20_tableau"><text:placeholder text:placeholder-type="text">&lt;quotite.option.coverage.description&gt;</text:placeholder></text:p>
          </table:table-cell>
          <table:table-cell table:style-name="Tableau5.C2" table:number-columns-spanned="2" office:value-type="string">
            <text:p text:style-name="Comtenu_20_du_20_tableau"><text:placeholder text:placeholder-type="text">&lt;format_number(quotite.share* 100, Party.lang)&gt;</text:placeholder> %</text:p>
          </table:table-cell>
          <table:covered-table-cell/>
          <table:table-cell table:style-name="Tableau5.C2" office:value-type="string">
            <text:p text:style-name="Comtenu_20_du_20_tableau"><text:placeholder text:placeholder-type="text">&lt;format_number(round((([p.amount for p in quotite.option.premiums if p.loan == quotite.loan] or [0])[0] + sum([([p.amount for p in x.premiums if p.loan == quotite.loan] or [0])[0] for x in quotite.option.extra_premiums], 0)) * 100 * 12 / (quotite.share * quotite.loan.amount), 4), Party.lang, digits=4)&gt;</text:placeholder>%</text:p>
          </table:table-cell>
          <table:table-cell table:style-name="Tableau5.C2" office:value-type="string">
            <text:p text:style-name="Comtenu_20_du_20_tableau"><text:placeholder text:placeholder-type="text">&lt;format_currency(round((([p.amount for p in quotite.option.premiums if p.loan ==quotite.loan] or [0])[0]+ sum([([p.amount for p in x.premiums if p.loan ==quotite.loan] or [0])[0] for x in quotite.option.extra_premiums], 0)) * 12, 2),Party.lang, contract.currency)&gt;</text:placeholder></text:p>
          </table:table-cell>
          <table:table-cell table:style-name="Tableau5.G2" office:value-type="string">
            <text:p text:style-name="Comtenu_20_du_20_tableau"><text:placeholder text:placeholder-type="text">&lt;format_currency(round((([round(p.amount, 2) for p in quotite.option.premiums if p.loan ==quotite.loan] or [0])[0]+ sum([([round(p.amount, 2) for p in x.premiums if p.loan ==quotite.loan] or [0])[0] for x in quotite.option.extra_premiums], 0)), 2),Party.lang, contract.currency)&gt;</text:placeholder></text:p>
          </table:table-cell>
        </table:table-row>
        <table:table-row>
          <table:table-cell table:style-name="Tableau5.G2" table:number-columns-spanned="7" office:value-type="string">
            <text:p text:style-name="P2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3"/>
      <text:p text:style-name="Paragraphe">Les garanties prennent effet à la date d’effet du contrat à savoir <text:span text:style-name="T11"><text:placeholder text:placeholder-type="text">&lt;format_date (contract.start_date,contract.subscriber.lang)&gt;</text:placeholder></text:span><text:span text:style-name="T11">,</text:span><text:span text:style-name="T10">les cotisations sont dues à compter de cette date jusqu'à la fin du prêt ou remboursement anticipé </text:span><text:span text:style-name="T12">et prélévées sur le compte bancaire que vous nous avez communiqué.</text:span></text:p>
      <text:p text:style-name="P19"/>
      <text:p text:style-name="Paragraphe"><text:span text:style-name="T10">La cotisation annuelle est payable suivant la périodicité </text:span><text:span text:style-name="T10"><text:placeholder text:placeholder-type="text">&lt;if test="contract.billing_information.billing_mode.frequency=='monthly'"&gt;</text:placeholder></text:span><text:span text:style-name="T10">mensuelle</text:span><text:span text:style-name="T10"><text:placeholder text:placeholder-type="text">&lt;/if&gt;</text:placeholder></text:span><text:span text:style-name="T10"><text:placeholder text:placeholder-type="text">&lt;if test="contract.billing_information.billing_mode.frequency=='yearly'"&gt;</text:placeholder></text:span><text:span text:style-name="T10">annuelle</text:span><text:span text:style-name="T10"><text:placeholder text:placeholder-type="text">&lt;/if&gt;</text:placeholder></text:span><text:span text:style-name="T10"><text:placeholder text:placeholder-type="text">&lt;if test="contract.billing_information.billing_mode.frequency=='half_yearly'"&gt;</text:placeholder></text:span><text:span text:style-name="T10">semestrielle</text:span><text:span text:style-name="T10"><text:placeholder text:placeholder-type="text">&lt;/if&gt;</text:placeholder></text:span><text:span text:style-name="T10"><text:placeholder text:placeholder-type="text">&lt;if test="contract.billing_information.billing_mode.frequency=='quarterly'"&gt;</text:placeholder></text:span><text:span text:style-name="T10">trimestrielle</text:span><text:span text:style-name="T10"><text:placeholder text:placeholder-type="text">&lt;/if&gt;</text:placeholder></text:span><text:span text:style-name="T10"><text:placeholder text:placeholder-type="text">&lt;for each="fee in contract.fees"&gt;</text:placeholder></text:span><text:span text:style-name="T10"><text:placeholder text:placeholder-type="text">&lt;if test="fee.accept_fee and fee.fee.frequency =='once_per_invoice'"&gt;</text:placeholder></text:span><text:span text:style-name="T11"><text:placeholder text:placeholder-type="text">&lt;/if&gt;</text:placeholder></text:span><text:span text:style-name="T11"><text:placeholder text:placeholder-type="text">&lt;/for&gt;</text:placeholder></text:span><text:span text:style-name="T10">. Le montant de votre première cotisation s'éléve à </text:span><text:span text:style-name="T11"><text:placeholder text:placeholder-type="text">&lt;contract.first_not_null_invoice.invoice.total_amount&gt;</text:placeholder></text:span></text:p>
      <text:p text:style-name="P29"><text:placeholder text:placeholder-type="text">&lt;/if&gt;</text:placeholder></text:p>
      <text:p text:style-name="P30"><text:placeholder text:placeholder-type="text">&lt;/if&gt;</text:placeholder></text:p>
      <text:p text:style-name="P23"><text:placeholder text:placeholder-type="text">&lt;if test="not getattr(contract,'used_loans',None)"&gt;</text:placeholder></text:p>
      <text:p text:style-name="P22"/>
      <text:p text:style-name="Paragraphe">Les garanties couvertes par votre contrat :</text:p>
      <text:p text:style-name="Paragraphe"/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En_20_tête_20_tableau">Garanties</text:p>
          </table:table-cell>
          <table:table-cell table:style-name="Tableau6.A1" office:value-type="string">
            <text:p text:style-name="En_20_tête_20_tableau">Périodes</text:p>
          </table:table-cell>
          <table:table-cell table:style-name="Tableau6.C1" office:value-type="string">
            <text:p text:style-name="En_20_tête_20_tableau">Clauses bénéficiaires</text:p>
          </table:table-cell>
        </table:table-row>
        <table:table-row>
          <table:table-cell table:style-name="Tableau6.A2" table:number-columns-spanned="3" office:value-type="string">
            <text:p text:style-name="P25"><text:placeholder text:placeholder-type="text">&lt;for each="option in contract.covered_elements[0].options"&gt;</text:placeholder></text:p>
          </table:table-cell>
          <table:covered-table-cell/>
          <table:covered-table-cell/>
        </table:table-row>
        <text:soft-page-break/>
        <table:table-row>
          <table:table-cell table:style-name="Tableau6.A3" office:value-type="string">
            <text:p text:style-name="Comtenu_20_du_20_tableau"><text:placeholder text:placeholder-type="text">&lt;option.coverage.extra_data.get('libelle_long_garantie','') or option.coverage.rec_name&gt;</text:placeholder><text:span text:style-name="T18"><text:placeholder text:placeholder-type="text">&lt;for each="(key,value) in option.current_extra_data_string.items()"&gt;</text:placeholder></text:span><text:span text:style-name="T18"><text:placeholder text:placeholder-type="text">&lt;if test="key.startswith("franchise")"&gt;</text:placeholder></text:span><text:span text:style-name="T18"> </text:span><text:span text:style-name="T18"><text:placeholder text:placeholder-type="text">&lt;value&gt;</text:placeholder></text:span><text:span text:style-name="T18"><text:placeholder text:placeholder-type="text">&lt;/if&gt;</text:placeholder></text:span><text:span text:style-name="T18"><text:placeholder text:placeholder-type="text">&lt;if test="key.startswith("rachat") and value == True"&gt;</text:placeholder></text:span><text:span text:style-name="T18"> Rachat exclusions</text:span><text:span text:style-name="T18"><text:placeholder text:placeholder-type="text">&lt;/if&gt;</text:placeholder></text:span><text:span text:style-name="T18"><text:placeholder text:placeholder-type="text">&lt;/for&gt;</text:placeholder></text:span></text:p>
          </table:table-cell>
          <table:table-cell table:style-name="Tableau6.B3" office:value-type="string">
            <text:p text:style-name="P48"><text:span text:style-name="T19">Du <text:s text:c="2"/></text:span><text:span text:style-name="T19"><text:placeholder text:placeholder-type="text">&lt;format_date(option.start_date, contract.subscriber.lang)&gt;</text:placeholder></text:span> <text:s/><text:span text:style-name="T19">jusqu’au </text:span><text:span text:style-name="T19"><text:placeholder text:placeholder-type="text">&lt;format_date(option.end_date, contract.subscriber.lang)&gt;</text:placeholder></text:span><text:span text:style-name="T19"> </text:span></text:p>
          </table:table-cell>
          <table:table-cell table:style-name="Tableau6.C3" office:value-type="string">
            <text:p text:style-name="Comtenu_20_du_20_tableau"><text:placeholder text:placeholder-type="text">&lt;if test="getattr(option, 'customized_beneficiary_clause', None)"&gt;</text:placeholder></text:p>
            <text:p text:style-name="Comtenu_20_du_20_tableau"><text:placeholder text:placeholder-type="text">&lt;option.customized_beneficiary_clause&gt;</text:placeholder></text:p>
            <text:p text:style-name="Comtenu_20_du_20_tableau"><text:placeholder text:placeholder-type="text">&lt;/if&gt;</text:placeholder></text:p>
            <text:p text:style-name="Comtenu_20_du_20_tableau"><text:placeholder text:placeholder-type="text">&lt;if test="not getattr(option, 'customized_beneficiary_clause', None)"&gt;</text:placeholder></text:p>
            <text:p text:style-name="Comtenu_20_du_20_tableau">Pas de clauses bénéficiaires</text:p>
            <text:p text:style-name="Comtenu_20_du_20_tableau"><text:placeholder text:placeholder-type="text">&lt;/if&gt;</text:placeholder></text:p>
          </table:table-cell>
        </table:table-row>
        <table:table-row>
          <table:table-cell table:style-name="Tableau6.A4" table:number-columns-spanned="3" office:value-type="string">
            <text:p text:style-name="P33"><text:placeholder text:placeholder-type="text">&lt;/for&gt;</text:placeholder></text:p>
          </table:table-cell>
          <table:covered-table-cell/>
          <table:covered-table-cell/>
        </table:table-row>
      </table:table>
      <text:p text:style-name="P21"/>
      <text:p text:style-name="P12"/>
      <table:table table:name="Tableau7" table:style-name="Tableau7">
        <table:table-column table:style-name="Tableau7.A"/>
        <table:table-column table:style-name="Tableau7.B"/>
        <table:table-row>
          <table:table-cell table:style-name="Tableau7.A1" table:number-columns-spanned="2" office:value-type="string">
            <text:p text:style-name="P6">Caractéristiques</text:p>
          </table:table-cell>
          <table:covered-table-cell/>
        </table:table-row>
        <table:table-row>
          <table:table-cell table:style-name="Tableau7.A2" office:value-type="string">
            <text:p text:style-name="P8">Échéance anniversaire :</text:p>
          </table:table-cell>
          <table:table-cell table:style-name="Tableau7.B2" office:value-type="string">
            <text:p text:style-name="P36"><text:placeholder text:placeholder-type="text">&lt;choose&gt;</text:placeholder></text:p>
            <text:p text:style-name="P36"><text:placeholder text:placeholder-type="text">&lt;when test="contract.product.code =='produit_qui_existe_pas'"&gt;</text:placeholder></text:p>
            <text:p text:style-name="P46"><text:placeholder text:placeholder-type="text">&lt;if test="contract.start_date.strftime("%m") == '01'"&gt;</text:placeholder><text:placeholder text:placeholder-type="text">&lt;contract.start_date.strftime("%-d")&gt;</text:placeholder> <text:span text:style-name="T31">Janvier</text:span><text:placeholder text:placeholder-type="text">&lt;/if&gt;</text:placeholder><text:placeholder text:placeholder-type="text">&lt;if test="contract.start_date.strftime("%m") == '02'"&gt;</text:placeholder><text:placeholder text:placeholder-type="text">&lt;contract.start_date.strftime("%-d")&gt;</text:placeholder> <text:span text:style-name="T32">Février</text:span><text:placeholder text:placeholder-type="text">&lt;/if&gt;</text:placeholder><text:placeholder text:placeholder-type="text">&lt;if test="contract.start_date.strftime("%m") == '03'"&gt;</text:placeholder><text:placeholder text:placeholder-type="text">&lt;contract.start_date.strftime("%-d")&gt;</text:placeholder> <text:span text:style-name="T32">Mars</text:span><text:placeholder text:placeholder-type="text">&lt;/if&gt;</text:placeholder><text:placeholder text:placeholder-type="text">&lt;if test="contract.start_date.strftime("%m") == '04'"&gt;</text:placeholder><text:placeholder text:placeholder-type="text">&lt;contract.start_date.strftime("%-d")&gt;</text:placeholder> <text:span text:style-name="T33">Avril</text:span><text:placeholder text:placeholder-type="text">&lt;/if&gt;</text:placeholder><text:placeholder text:placeholder-type="text">&lt;if test="contract.start_date.strftime("%m") == '05'"&gt;</text:placeholder><text:placeholder text:placeholder-type="text">&lt;contract.start_date.strftime("%-d")&gt;</text:placeholder> <text:span text:style-name="T32">Mai</text:span><text:placeholder text:placeholder-type="text">&lt;/if&gt;</text:placeholder><text:placeholder text:placeholder-type="text">&lt;if test="contract.start_date.strftime("%m") == '06'"&gt;</text:placeholder><text:placeholder text:placeholder-type="text">&lt;contract.start_date.strftime("%-d")&gt;</text:placeholder> <text:span text:style-name="T32">Juin</text:span><text:placeholder text:placeholder-type="text">&lt;/if&gt;</text:placeholder><text:placeholder text:placeholder-type="text">&lt;if test="contract.start_date.strftime("%m") == '07'"&gt;</text:placeholder><text:placeholder text:placeholder-type="text">&lt;contract.start_date.strftime("%-d")&gt;</text:placeholder> <text:span text:style-name="T34">Juillet</text:span><text:placeholder text:placeholder-type="text">&lt;/if&gt;</text:placeholder><text:placeholder text:placeholder-type="text">&lt;if test="contract.start_date.strftime("%m") == '08'"&gt;</text:placeholder><text:placeholder text:placeholder-type="text">&lt;contract.start_date.strftime("%-d")&gt;</text:placeholder> <text:span text:style-name="T22">Août</text:span><text:placeholder text:placeholder-type="text">&lt;/if&gt;</text:placeholder><text:placeholder text:placeholder-type="text">&lt;if test="contract.start_date.strftime("%m") == '09'"&gt;</text:placeholder><text:placeholder text:placeholder-type="text">&lt;contract.start_date.strftime("%-d")&gt;</text:placeholder> <text:span text:style-name="T22">Septembre</text:span><text:placeholder text:placeholder-type="text">&lt;/if&gt;</text:placeholder><text:placeholder text:placeholder-type="text">&lt;if test="contract.start_date.strftime("%m") == '10'"&gt;</text:placeholder><text:placeholder text:placeholder-type="text">&lt;contract.start_date.strftime("%-d")&gt;</text:placeholder> <text:span text:style-name="T22">Octobre</text:span><text:placeholder text:placeholder-type="text">&lt;/if&gt;</text:placeholder><text:placeholder text:placeholder-type="text">&lt;if test="contract.start_date.strftime("%m") == '11'"&gt;</text:placeholder><text:placeholder text:placeholder-type="text">&lt;contract.start_date.strftime("%-d")&gt;</text:placeholder> <text:span text:style-name="T22">Novembre</text:span><text:placeholder text:placeholder-type="text">&lt;/if&gt;</text:placeholder><text:placeholder text:placeholder-type="text">&lt;if test="contract.start_date.strftime("%m") == '12'"&gt;</text:placeholder><text:placeholder text:placeholder-type="text">&lt;contract.start_date.strftime("%-d")&gt;</text:placeholder> <text:span text:style-name="T22">Décembre</text:span><text:placeholder text:placeholder-type="text">&lt;/if&gt;</text:placeholder></text:p>
            <text:p text:style-name="P36"><text:placeholder text:placeholder-type="text">&lt;/when&gt;</text:placeholder></text:p>
            <text:p text:style-name="P36"><text:placeholder text:placeholder-type="text">&lt;otherwise&gt;</text:placeholder></text:p>
            <text:p text:style-name="P7">1 er janvier</text:p>
            <text:p text:style-name="P36"><text:placeholder text:placeholder-type="text">&lt;/otherwise&gt;</text:placeholder></text:p>
            <text:p text:style-name="P37"><text:placeholder text:placeholder-type="text">&lt;/choose&gt;</text:placeholder></text:p>
          </table:table-cell>
        </table:table-row>
        <table:table-row>
          <table:table-cell table:style-name="Tableau7.A3" office:value-type="string">
            <text:p text:style-name="P38">P<text:span text:style-name="T20">ériodicité :</text:span></text:p>
          </table:table-cell>
          <table:table-cell table:style-name="Tableau7.B3" office:value-type="string">
            <text:p text:style-name="P36"><text:placeholder text:placeholder-type="text">&lt;if test="contract.billing_information.billing_mode.frequency=='monthly'"&gt;</text:placeholder><text:span text:style-name="T23">Mensuelle</text:span><text:span text:style-name="T23"><text:placeholder text:placeholder-type="text">&lt;/if&gt;</text:placeholder></text:span><text:placeholder text:placeholder-type="text">&lt;if test="contract.billing_information.billing_mode.frequency=='yearly'"&gt;</text:placeholder><text:soft-page-break/><text:span text:style-name="T23">Annuelle</text:span><text:span text:style-name="T23"><text:placeholder text:placeholder-type="text">&lt;/if&gt;</text:placeholder></text:span><text:placeholder text:placeholder-type="text">&lt;if test="contract.billing_information.billing_mode.frequency=='half_yearly'"&gt;</text:placeholder><text:span text:style-name="T23">Semestrielle</text:span><text:span text:style-name="T23"><text:placeholder text:placeholder-type="text">&lt;/if&gt;</text:placeholder></text:span><text:placeholder text:placeholder-type="text">&lt;if test="contract.billing_information.billing_mode.frequency=='quarterly'"&gt;</text:placeholder><text:span text:style-name="T23">Trimestrielle</text:span><text:span text:style-name="T23"><text:placeholder text:placeholder-type="text">&lt;/if&gt;</text:placeholder></text:span><text:placeholder text:placeholder-type="text">&lt;if test="contract.billing_information.billing_mode.frequency=='once_per_contract'"&gt;</text:placeholder><text:span text:style-name="T24">Pime unique</text:span><text:span text:style-name="T24"><text:placeholder text:placeholder-type="text">&lt;/if&gt;</text:placeholder></text:span></text:p>
          </table:table-cell>
        </table:table-row>
      </table:table>
      <text:p text:style-name="P45"/>
      <text:p text:style-name="Paragraphe">Le montant de votre première cotisation s'éléve à <text:placeholder text:placeholder-type="text">&lt;contract.first_not_null_invoice.invoice.total_amount&gt;</text:placeholder> . Cette dernière correspond à la période <text:s/>du <text:s/><text:placeholder text:placeholder-type="text">&lt;format_date(contract.first_not_null_invoice.invoice.start,contract.subscriber.lang)&gt;</text:placeholder> jusqu'à <text:placeholder text:placeholder-type="text">&lt;format_date (contract.first_not_null_invoice.invoice.end,contract.subscriber.lang)&gt;</text:placeholder></text:p>
      <text:p text:style-name="Paragraphe"><text:placeholder text:placeholder-type="text">&lt;/if&gt;</text:placeholder>.</text:p>
      <text:p text:style-name="P41"/>
      <text:p text:style-name="Paragraphe">Vous souhaitant bonne réception, et restant à votre entière disposition pour tout renseignement complémentaire que vous pourriez désirer.</text:p>
      <text:p text:style-name="P40"/>
      <text:p text:style-name="Paragraphe">Nous vous prions de croire, <text:placeholder text:placeholder-type="text">&lt;if test="contract.subscriber.gender =='male'"&gt;</text:placeholder>Monsieur<text:placeholder text:placeholder-type="text">&lt;/if&gt;</text:placeholder><text:placeholder text:placeholder-type="text">&lt;if test="contract.subscriber.gender =='female'"&gt;</text:placeholder>Madame<text:placeholder text:placeholder-type="text">&lt;/if&gt;</text:placeholder><text:placeholder text:placeholder-type="text">&lt;if test="contract.subscriber.gender ==''"&gt;</text:placeholder>Messieurs<text:placeholder text:placeholder-type="text">&lt;/if&gt;</text:placeholder>, en l'expression de nos <text:span text:style-name="T21">salutations les plus </text:span><text:s/>distingué<text:span text:style-name="T21">e</text:span>s .</text:p>
      <text:p text:style-name="P20"/>
      <text:p text:style-name="P20"/>
      <text:p text:style-name="signature"><text:tab/><text:tab/><text:tab/><text:tab/><text:tab/><text:tab/><text:tab/><text:tab/><text:tab/> <text:s text:c="10"/><text:span text:style-name="T29">Responsable service adhésion</text:span></text:p>
      <text:p text:style-name="P3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Gras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yle_20_Coog" style:display-name="Style Coog" style:family="paragraph" style:master-page-name="">
      <loext:graphic-properties draw:fill="none" draw:fill-color="#729fcf"/>
      <style:paragraph-properties fo:margin-left="10.8cm" fo:margin-right="0cm" fo:margin-top="0cm" fo:margin-bottom="0cm" loext:contextual-spacing="false" fo:line-height="100%" fo:text-align="start" style:justify-single-word="false" fo:orphans="2" fo:widows="2" fo:text-indent="0cm" style:auto-text-indent="false" style:page-number="auto" fo:background-color="transparent" fo:padding="0cm" fo:border="none" style:shadow="none" style:writing-mode="lr-tb">
        <style:tab-stops/>
      </style:paragraph-properties>
      <style:text-properties style:font-name="Tibetan Machine Uni" fo:font-family="'Tibetan Machine Uni'" style:font-pitch="variable" fo:font-size="11pt" fo:font-weight="normal" officeooo:rsid="004990b3" fo:background-color="transparent" style:font-size-asian="11pt" style:font-weight-asian="normal" style:font-name-complex="Arial" style:font-family-complex="Arial" style:font-family-generic-complex="system" style:font-pitch-complex="variable" style:font-size-complex="11pt" style:font-weight-complex="normal"/>
    </style:style>
    <style:style style:name="Address" style:family="paragraph" style:parent-style-name="Style_20_Coog" style:next-style-name="Standard" style:master-page-name="">
      <style:paragraph-properties style:page-number="auto"/>
      <style:text-properties style:font-name="Liberation Serif1" fo:font-family="'Liberation Serif'" style:font-style-name="Normal" style:font-family-generic="roman" style:font-pitch="variable" fo:font-size="11pt"/>
    </style:style>
    <style:style style:name="Réferences" style:family="paragraph" style:parent-style-name="Style_20_Coog" style:master-page-name="">
      <style:paragraph-properties fo:margin-left="0cm" fo:margin-right="0cm" fo:text-indent="0cm" style:auto-text-indent="false" style:page-number="auto"/>
      <style:text-properties style:font-name="Liberation Serif2" fo:font-family="'Liberation Serif'" style:font-style-name="Gras" style:font-family-generic="roman" style:font-pitch="variable" style:text-underline-style="solid" style:text-underline-width="auto" style:text-underline-color="font-color" fo:font-weight="bold"/>
    </style:style>
    <style:style style:name="Réferences_20_informations" style:display-name="Réferences informations" style:family="paragraph" style:parent-style-name="Style_20_Coog" style:master-page-name="">
      <style:paragraph-properties fo:margin-left="0cm" fo:margin-right="0cm" fo:text-indent="0cm" style:auto-text-indent="false" style:page-number="auto"/>
      <style:text-properties style:font-name="Liberation Serif2" fo:font-family="'Liberation Serif'" style:font-style-name="Gras" style:font-family-generic="roman" style:font-pitch="variable" fo:font-weight="normal"/>
    </style:style>
    <style:style style:name="Date" style:family="paragraph" style:parent-style-name="Style_20_Coog">
      <style:text-properties style:font-name="Liberation Serif1" fo:font-family="'Liberation Serif'" style:font-style-name="Normal" style:font-family-generic="roman" style:font-pitch="variable"/>
    </style:style>
    <style:style style:name="Objet" style:family="paragraph" style:parent-style-name="Style_20_Coog">
      <style:paragraph-properties fo:margin-left="0cm" fo:margin-right="0cm" fo:text-indent="0cm" style:auto-text-indent="false"/>
      <style:text-properties style:font-name="Liberation Serif1" fo:font-family="'Liberation Serif'" style:font-style-name="Normal" style:font-family-generic="roman" style:font-pitch="variable"/>
    </style:style>
    <style:style style:name="Madame" style:family="paragraph" style:parent-style-name="Style_20_Coog">
      <style:paragraph-properties fo:margin-left="2cm" fo:margin-right="0cm" fo:text-indent="0cm" style:auto-text-indent="false"/>
    </style:style>
    <style:style style:name="Paragraphe" style:family="paragraph" style:parent-style-name="Style_20_Coog">
      <style:paragraph-properties fo:margin-left="0cm" fo:margin-right="0cm" fo:text-indent="0cm" style:auto-text-indent="false"/>
      <style:text-properties style:font-name="Liberation Serif1" fo:font-family="'Liberation Serif'" style:font-style-name="Normal" style:font-family-generic="roman" style:font-pitch="variable"/>
    </style:style>
    <style:style style:name="Comtenu_20_du_20_tableau" style:display-name="Comtenu du tableau" style:family="paragraph" style:parent-style-name="Style_20_Coog" style:master-page-name="">
      <style:paragraph-properties fo:margin-left="0cm" fo:margin-right="0cm" fo:text-indent="0cm" style:auto-text-indent="false" style:page-number="auto"/>
      <style:text-properties style:font-name="Liberation Serif1" fo:font-family="'Liberation Serif'" style:font-style-name="Normal" style:font-family-generic="roman" style:font-pitch="variable"/>
    </style:style>
    <style:style style:name="signature" style:family="paragraph" style:parent-style-name="Address" style:master-page-name="">
      <style:paragraph-properties fo:margin-left="10.599cm" fo:margin-right="0cm" fo:text-indent="0cm" style:auto-text-indent="false" style:page-number="auto"/>
    </style:style>
    <style:style style:name="En_20_tête_20_tableau" style:display-name="En tête tableau" style:family="paragraph" style:parent-style-name="Address">
      <style:paragraph-properties fo:margin-left="0cm" fo:margin-right="0cm" fo:text-align="center" style:justify-single-word="false" fo:text-indent="0cm" style:auto-text-indent="false"/>
      <style:text-properties fo:font-weight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14:43:54.551222404</meta:creation-date>
    <dc:date>2017-09-29T17:25:35.766619653</dc:date>
    <meta:editing-duration>PT9H51M34S</meta:editing-duration>
    <meta:editing-cycles>84</meta:editing-cycles>
    <meta:generator>LibreOffice/5.1.6.2$Linux_X86_64 LibreOffice_project/10m0$Build-2</meta:generator>
    <meta:document-statistic meta:table-count="7" meta:image-count="0" meta:object-count="0" meta:page-count="5" meta:paragraph-count="129" meta:word-count="629" meta:character-count="8751" meta:non-whitespace-character-count="8219"/>
  </office:meta>
</office:document-meta>
</file>